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C000004A20296E9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officeooo:paragraph-rsid="001f667d"/>
    </style:style>
    <style:style style:name="P3" style:family="paragraph" style:parent-style-name="Standard">
      <style:paragraph-properties fo:text-align="center" style:justify-single-word="false"/>
      <style:text-properties officeooo:paragraph-rsid="001f667d"/>
    </style:style>
    <style:style style:name="P4" style:family="paragraph" style:parent-style-name="Standard" style:list-style-name="L7">
      <style:paragraph-properties fo:text-align="start" style:justify-single-word="false"/>
      <style:text-properties style:text-position="0% 100%" officeooo:rsid="002928ec" officeooo:paragraph-rsid="002928ec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928ec" officeooo:paragraph-rsid="002928ec"/>
    </style:style>
    <style:style style:name="P6" style:family="paragraph" style:parent-style-name="Standard">
      <style:paragraph-properties fo:text-align="center" style:justify-single-word="false"/>
      <style:text-properties officeooo:paragraph-rsid="001f667d"/>
    </style:style>
    <style:style style:name="P7" style:family="paragraph" style:parent-style-name="Standard" style:list-style-name="L7">
      <style:paragraph-properties fo:text-align="start" style:justify-single-word="false"/>
      <style:text-properties officeooo:paragraph-rsid="002928ec"/>
    </style:style>
    <style:style style:name="P8" style:family="paragraph" style:parent-style-name="Standard">
      <style:paragraph-properties fo:text-align="start" style:justify-single-word="false"/>
      <style:text-properties officeooo:paragraph-rsid="002928ec"/>
    </style:style>
    <style:style style:name="P9" style:family="paragraph" style:parent-style-name="Standard" style:list-style-name="L7">
      <style:paragraph-properties fo:text-align="start" style:justify-single-word="false"/>
      <style:text-properties officeooo:rsid="002928ec" officeooo:paragraph-rsid="002928ec"/>
    </style:style>
    <style:style style:name="P10" style:family="paragraph" style:parent-style-name="Standard">
      <style:paragraph-properties fo:text-align="start" style:justify-single-word="false"/>
      <style:text-properties officeooo:rsid="002928ec" officeooo:paragraph-rsid="002928ec"/>
    </style:style>
    <style:style style:name="P11" style:family="paragraph" style:parent-style-name="Standard" style:list-style-name="L7">
      <style:paragraph-properties fo:text-align="start" style:justify-single-word="false"/>
      <style:text-properties officeooo:rsid="002ac6d0" officeooo:paragraph-rsid="002ac6d0"/>
    </style:style>
    <style:style style:name="P12" style:family="paragraph" style:parent-style-name="Standard">
      <style:paragraph-properties fo:text-align="start" style:justify-single-word="false"/>
      <style:text-properties officeooo:rsid="002ac6d0" officeooo:paragraph-rsid="002ac6d0"/>
    </style:style>
    <style:style style:name="P13" style:family="paragraph" style:parent-style-name="Standard" style:list-style-name="L7">
      <style:paragraph-properties fo:text-align="start" style:justify-single-word="false"/>
      <style:text-properties officeooo:rsid="002b1102" officeooo:paragraph-rsid="002b1102"/>
    </style:style>
    <style:style style:name="P14" style:family="paragraph" style:parent-style-name="Standard">
      <style:paragraph-properties fo:text-align="start" style:justify-single-word="false"/>
      <style:text-properties officeooo:rsid="002b1102" officeooo:paragraph-rsid="002b1102"/>
    </style:style>
    <style:style style:name="P15" style:family="paragraph">
      <style:paragraph-properties fo:text-align="center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7b3d5"/>
    </style:style>
    <style:style style:name="T4" style:family="text">
      <style:text-properties style:text-position="sub 58%"/>
    </style:style>
    <style:style style:name="T5" style:family="text">
      <style:text-properties style:font-name="Standard Symbols L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2928ec"/>
    </style:style>
    <style:style style:name="T8" style:family="text">
      <style:text-properties style:text-position="0% 100%" style:font-name="Standard Symbols L"/>
    </style:style>
    <style:style style:name="T9" style:family="text">
      <style:text-properties style:text-position="0% 100%" officeooo:rsid="002ac6d0"/>
    </style:style>
    <style:style style:name="T10" style:family="text">
      <style:text-properties style:text-position="33% 58%" fo:font-size="12pt" style:font-size-asian="10.5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1417in" fo:min-width="1.3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209in" fo:min-width="0.12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draw:marker-start="Arrow" draw:marker-start-width="0.0799in" draw:marker-end="Arrow" draw:marker-end-width="0.079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2" style:data-style-name="N0">2</text:variable-set>: <text:span text:style-name="T3">Electrical Potential and Electrical Potential Energy</text:span></text:p>
      <text:p text:style-name="P3"/>
      <text:list xml:id="list3828757815754794899" text:style-name="L7">
        <text:list-item>
          <text:p text:style-name="P4">During a thunderstorm, the potential difference between the cloud and ground is V<text:span text:style-name="T4">cloud</text:span> – V<text:span text:style-name="T4">ground</text:span> = 1.3 x 10<text:span text:style-name="T2">8</text:span> V, with the could being at the higher potential. <text:s/>What is the change in the ground's electric potential energy when an electron moves from the ground to the cloud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72842569244899" text:continue-numbering="true" text:style-name="L7">
        <text:list-item>
          <text:p text:style-name="P4">A Particle has a charge of 1.5 <text:span text:style-name="T5">m</text:span>C. <text:s/>It moves from point A to point B, a distance of 0.2 m to the right, while experiencing a constant electrostatic force. <text:s/>It gains 9 x 10<text:span text:style-name="T2">-4</text:span> J of electrical potential energy as it moves. </text:p>
          <text:list>
            <text:list-item>
              <text:p text:style-name="P7"><text:span text:style-name="T7">Find the magnitude and direction of the electrostatic force.</text:span></text:p>
            </text:list-item>
          </text:list>
        </text:list-item>
      </text:list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list xml:id="list72843578002223" text:continue-numbering="true" text:style-name="L7">
        <text:list-item>
          <text:list>
            <text:list-item>
              <text:p text:style-name="P9"><text:span text:style-name="T6">Find the magnitude and direction of the electric field. <text:s/></text:span></text:p>
            </text:list-item>
          </text:list>
        </text:list-item>
      </text:list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list xml:id="list72843673665994" text:continue-numbering="true" text:style-name="L7">
        <text:list-item>
          <text:p text:style-name="P11"><text:span text:style-name="T6">Two charges, 3.4 mC and -6.1 mC are separated by a distance of 1.1 m. <text:s/>What is the electrical potential at a point directly in between the two charges?</text:span></text:p>
        </text:list-item>
      </text:list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list xml:id="list72842654500373" text:continue-numbering="true" text:style-name="L7">
        <text:list-item>
          <text:p text:style-name="P11"><text:soft-page-break/><text:span text:style-name="T6">Two identical 2 </text:span><text:span text:style-name="T8">m</text:span><text:span text:style-name="T6">C charges are placed at diagonally opposite corners of a square. <text:s/>A third charge is placed at the center of the square. <text:s/>This causes the electric potential at the empty corners of the square to change sign without changing magnitude. <text:s/>Find the sign and magnitude of the third charge. <text:line-break/></text:span></text:p>
        </text:list-item>
      </text:list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draw:custom-shape text:anchor-type="paragraph" draw:z-index="2" draw:style-name="gr1" svg:width="2.2012in" svg:height="0.2252in" svg:x="0.9228in" svg:y="0.0465in"><text:p><text:s text:c="2"/>+ <text:s text:c="4"/>+ <text:s text:c="4"/>+ <text:s text:c="4"/>+ <text:s text:c="4"/>+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4" draw:style-name="gr3" draw:text-style-name="P15" svg:x1="3.2217in" svg:y1="0.0827in" svg:x2="3.2146in" svg:y2="0.7701in"><text:p text:style-name="P15">2 cm</text:p><text:p text:style-name="P15"/><text:p text:style-name="P15"/></draw:line><draw:custom-shape text:anchor-type="paragraph" draw:z-index="5" draw:style-name="gr1" svg:width="2.2012in" svg:height="0.2252in" svg:x="0.9228in" svg:y="0.8339in"><text:p><text:s/>- <text:s text:c="4"/>- <text:s text:c="4"/>- <text:s text:c="4"/>- <text:s text:c="4"/>- <text:s text:c="4"/>-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text:span text:style-name="T6"/></text:p>
      <text:p text:style-name="P12"><text:span text:style-name="T6"/></text:p>
      <text:p text:style-name="P12"><draw:custom-shape text:anchor-type="paragraph" draw:z-index="3" draw:style-name="gr2" svg:width="0.1831in" svg:height="0.1697in" svg:x="1.9909in" svg:y="0.0618in"><text:p>e<text:span text:style-name="T10">-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list xml:id="list72841795761621" text:continue-numbering="true" text:style-name="L7">
        <text:list-item>
          <text:p text:style-name="P13"><text:span text:style-name="T9">A</text:span><text:span text:style-name="T6">n electron is held in place halfway between two metal plates that are separated by a distance of 2 cm, as shown in the picture. <text:s/>The plates have a potential difference of 1500 V. <text:s/></text:span></text:p>
          <text:list>
            <text:list-item>
              <text:p text:style-name="P13"><text:span text:style-name="T6">If the electrical potential of the bottom plate is 0 V, what is the electrical potential at the location of the electron? <text:s text:c="2"/></text:span></text:p>
            </text:list-item>
          </text:list>
        </text:list-item>
      </text:list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list xml:id="list72842556270831" text:continue-numbering="true" text:style-name="L7">
        <text:list-item>
          <text:list>
            <text:list-item>
              <text:p text:style-name="P13"><text:span text:style-name="T6">Calculate the potential energy of the electron.</text:span></text:p>
            </text:list-item>
          </text:list>
        </text:list-item>
      </text:list>
      <text:p text:style-name="P14"><text:span text:style-name="T6"/></text:p>
      <text:p text:style-name="P14"><text:span text:style-name="T6"/></text:p>
      <text:p text:style-name="P14"><text:span text:style-name="T6"/></text:p>
      <text:list xml:id="list72841959394757" text:continue-numbering="true" text:style-name="L7">
        <text:list-item>
          <text:list>
            <text:list-item>
              <text:p text:style-name="P13"><text:span text:style-name="T6">The electron is then released. <text:s/>In what direction will the electron move? <text:s/>Justify your answer by making reference to the electric field between the plates. <text:s/></text:span></text:p>
            </text:list-item>
          </text:list>
        </text:list-item>
      </text:list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list xml:id="list72842389618550" text:continue-numbering="true" text:style-name="L7">
        <text:list-item>
          <text:list>
            <text:list-item>
              <text:p text:style-name="P13"><text:span text:style-name="T6">Calculate the velocity of the electron as it strikes one of the metal plates. <text:s/></text:span></text:p>
            </text:list-item>
          </text:list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2374in" svg:y="-0.1811in" svg:width="0.7in" svg:height="0.55in" draw:z-index="1"><draw:image xlink:href="Pictures/10000000000005DC000004A20296E949.jpg" xlink:type="simple" xlink:show="embed" xlink:actuate="onLoad"/></draw:frame> <text:s text:c="12"/><text:span text:style-name="MT1">Name: <text:tab/><text:tab/></text:span><text:span text:style-name="MT1"><text:date style:data-style-name="N37" text:date-value="2015-09-03T07:28:41.649178373" text:date-adjust="PT24H00M00S">09/04/15</text:date></text:span></text:p>
      </style:header>
      <style:footer>
        <text:p text:style-name="MP1">1<text:span text:style-name="MT2">st</text:span> Nine Weeks<text:tab/><text:page-number text:select-page="current">1</text:page-number>/<text:page-count>2</text:page-count><text:tab/>Assignment <text:variable-get text:name="Assignment" style:data-style-name="N0">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7:04:38.282431515</meta:creation-date>
    <meta:editing-duration>PT24M2S</meta:editing-duration>
    <meta:editing-cycles>5</meta:editing-cycles>
    <meta:generator>LibreOffice/4.3.7.2$Linux_X86_64 LibreOffice_project/430$Build-2</meta:generator>
    <dc:date>2015-09-03T07:28:41.560448715</dc:date>
    <meta:document-statistic meta:table-count="0" meta:image-count="1" meta:object-count="0" meta:page-count="2" meta:paragraph-count="14" meta:word-count="318" meta:character-count="1799" meta:non-whitespace-character-count="1466"/>
  </office:meta>
</office:document-meta>
</file>